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000000200AEB045AA79E5BAB1.bmp" manifest:media-type="image/bmp"/>
  <manifest:file-entry manifest:full-path="Pictures/100000000000020000000200F30249353A165DEA.jpg" manifest:media-type="image/jpeg"/>
  <manifest:file-entry manifest:full-path="Pictures/1000000000000200000002001C82DF23E3DA2AAA.jpg" manifest:media-type="image/jpeg"/>
  <manifest:file-entry manifest:full-path="Pictures/1000000000000200000002007CBACC359B2E582D.jpg" manifest:media-type="image/jpeg"/>
  <manifest:file-entry manifest:full-path="Pictures/100000000000020000000200B6D69BAFFE81D2DA.jpg" manifest:media-type="image/jpeg"/>
  <manifest:file-entry manifest:full-path="Pictures/100000000000020000000200C36325A01287A743.png" manifest:media-type="image/png"/>
  <manifest:file-entry manifest:full-path="Pictures/100000000000020000000200A69C668BE67DE2DD.jpg" manifest:media-type="image/jpeg"/>
  <manifest:file-entry manifest:full-path="Pictures/100000000000020000000200E074D8973FDD9846.jpg" manifest:media-type="image/jpeg"/>
  <manifest:file-entry manifest:full-path="Pictures/1000000000000200000002008F0580448D3EC76F.jpg" manifest:media-type="image/jpeg"/>
  <manifest:file-entry manifest:full-path="Pictures/100000000000020000000200929D07BE1765A303.jpg" manifest:media-type="image/jpeg"/>
  <manifest:file-entry manifest:full-path="Pictures/10000000000002000000020022941A7C04E7EB8C.jpg" manifest:media-type="image/jpeg"/>
  <manifest:file-entry manifest:full-path="Pictures/1000000000000200000002008140DE6F1DC031DF.jpg" manifest:media-type="image/jpeg"/>
  <manifest:file-entry manifest:full-path="Pictures/100000000000020000000200A033A3BACBE46138.jpg" manifest:media-type="image/jpeg"/>
  <manifest:file-entry manifest:full-path="Pictures/100000000000020000000200246EE55FB7487B3B.jpg" manifest:media-type="image/jpeg"/>
  <manifest:file-entry manifest:full-path="Pictures/100000000000020000000200720EE6F0D1D7133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adornments="Blac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Unifont" svg:font-family="Unifont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.03cm" svg:stroke-color="#000000" draw:marker-start-width="0.245cm" draw:marker-end-width="0.2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471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000000" draw:textarea-horizontal-align="center" draw:textarea-vertical-align="middle" fo:min-height="0.163cm" draw:shadow="hidden"/>
      <style:paragraph-properties style:writing-mode="lr-tb"/>
    </style:style>
    <style:style style:name="gr4" style:family="graphic" style:parent-style-name="Object_20_with_20_no_20_fill_20_and_20_no_20_line">
      <style:graphic-properties draw:stroke="solid" svg:stroke-width="0.02cm" svg:stroke-color="#000000" draw:marker-start-width="0.23cm" draw:marker-end-width="0.2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Times New Roman1" fo:font-size="12pt" style:font-size-asian="18pt" style:font-size-complex="18pt" style:font-weight-complex="normal"/>
    </style:style>
    <style:style style:name="P4" style:family="paragraph">
      <loext:graphic-properties draw:fill="solid" draw:fill-color="#000000"/>
      <style:paragraph-properties fo:text-align="center"/>
      <style:text-properties style:font-name="Arial" fo:font-size="2pt" style:font-size-asian="2pt" style:font-size-complex="2pt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Times New Roman1" fo:font-size="12pt" style:font-size-asian="18pt" style:font-size-complex="18pt" style:font-weight-complex="normal"/>
    </style:style>
    <style:style style:name="T1" style:family="text">
      <style:text-properties style:font-name="Times New Roman1" fo:font-size="12pt" style:font-size-asian="18pt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cm" svg:height="3cm" svg:x="2cm" svg:y="2cm">
          <draw:image xlink:href="Pictures/1000000000000200000002001C82DF23E3DA2AAA.jpg" xlink:type="simple" xlink:show="embed" xlink:actuate="onLoad" draw:mime-type="image/jpeg">
            <text:p/>
          </draw:image>
        </draw:frame>
        <draw:frame draw:style-name="gr1" draw:text-style-name="P1" draw:layer="layout" svg:width="3cm" svg:height="3cm" svg:x="5.2cm" svg:y="2cm">
          <draw:image xlink:href="Pictures/100000000000020000000200B6D69BAFFE81D2DA.jpg" xlink:type="simple" xlink:show="embed" xlink:actuate="onLoad" draw:mime-type="image/jpeg">
            <text:p/>
          </draw:image>
        </draw:frame>
        <draw:frame draw:style-name="gr1" draw:text-style-name="P1" draw:layer="layout" svg:width="3cm" svg:height="3cm" svg:x="8.4cm" svg:y="2cm">
          <draw:image xlink:href="Pictures/100000000000020000000200E074D8973FDD9846.jpg" xlink:type="simple" xlink:show="embed" xlink:actuate="onLoad" draw:mime-type="image/jpeg">
            <text:p/>
          </draw:image>
        </draw:frame>
        <draw:frame draw:style-name="gr1" draw:text-style-name="P1" draw:layer="layout" svg:width="3cm" svg:height="3cm" svg:x="2cm" svg:y="6cm">
          <draw:image xlink:href="Pictures/100000000000020000000200A69C668BE67DE2DD.jpg" xlink:type="simple" xlink:show="embed" xlink:actuate="onLoad" draw:mime-type="image/jpeg">
            <text:p/>
          </draw:image>
        </draw:frame>
        <draw:frame draw:style-name="gr1" draw:text-style-name="P1" draw:layer="layout" svg:width="3cm" svg:height="3cm" svg:x="5.2cm" svg:y="6cm">
          <draw:image xlink:href="Pictures/100000000000020000000200A033A3BACBE46138.jpg" xlink:type="simple" xlink:show="embed" xlink:actuate="onLoad" draw:mime-type="image/jpeg">
            <text:p/>
          </draw:image>
        </draw:frame>
        <draw:frame draw:style-name="gr1" draw:text-style-name="P1" draw:layer="layout" svg:width="3cm" svg:height="3cm" svg:x="8.4cm" svg:y="6cm">
          <draw:image xlink:href="Pictures/1000000000000200000002008F0580448D3EC76F.jpg" xlink:type="simple" xlink:show="embed" xlink:actuate="onLoad" draw:mime-type="image/jpeg">
            <text:p/>
          </draw:image>
        </draw:frame>
        <draw:frame draw:style-name="gr2" draw:text-style-name="P3" draw:layer="layout" svg:width="3.033cm" svg:height="0.721cm" svg:x="1.966cm" svg:y="4.979cm">
          <draw:text-box>
            <text:p text:style-name="P2"><text:span text:style-name="T1">g=50</text:span></text:p>
          </draw:text-box>
        </draw:frame>
        <draw:frame draw:style-name="gr2" draw:text-style-name="P3" draw:layer="layout" svg:width="3.033cm" svg:height="0.721cm" svg:x="5.167cm" svg:y="4.979cm">
          <draw:text-box>
            <text:p text:style-name="P2"><text:span text:style-name="T1">g=200</text:span></text:p>
          </draw:text-box>
        </draw:frame>
        <draw:frame draw:style-name="gr2" draw:text-style-name="P3" draw:layer="layout" svg:width="3.033cm" svg:height="0.721cm" svg:x="8.4cm" svg:y="4.979cm">
          <draw:text-box>
            <text:p text:style-name="P2"><text:span text:style-name="T1">g=1000</text:span></text:p>
          </draw:text-box>
        </draw:frame>
        <draw:frame draw:style-name="gr2" draw:text-style-name="P3" draw:layer="layout" svg:width="3.033cm" svg:height="0.721cm" svg:x="1.966cm" svg:y="9.045cm">
          <draw:text-box>
            <text:p text:style-name="P2"><text:span text:style-name="T1">g=50</text:span></text:p>
          </draw:text-box>
        </draw:frame>
        <draw:frame draw:style-name="gr2" draw:text-style-name="P3" draw:layer="layout" svg:width="3.033cm" svg:height="0.721cm" svg:x="5.167cm" svg:y="9.045cm">
          <draw:text-box>
            <text:p text:style-name="P2"><text:span text:style-name="T1">g=200</text:span></text:p>
          </draw:text-box>
        </draw:frame>
        <draw:frame draw:style-name="gr2" draw:text-style-name="P3" draw:layer="layout" svg:width="3.033cm" svg:height="0.721cm" svg:x="8.4cm" svg:y="9.045cm">
          <draw:text-box>
            <text:p text:style-name="P2"><text:span text:style-name="T1">g=1000</text:span></text:p>
          </draw:text-box>
        </draw:frame>
        <draw:g>
          <draw:polygon draw:style-name="gr3" draw:text-style-name="P4" draw:layer="layout" svg:width="0.006cm" svg:height="0.006cm" svg:x="4.856cm" svg:y="2cm" svg:viewBox="0 0 7 7" draw:points="0,7 0,0 7,0 7,1 1,1 1,3 6,3 6,4 1,4 1,6 7,6 7,7">
            <text:p/>
          </draw:polygon>
          <draw:polygon draw:style-name="gr3" draw:text-style-name="P4" draw:layer="layout" svg:width="0.005cm" svg:height="0.004cm" svg:x="4.864cm" svg:y="2.002cm" svg:viewBox="0 0 6 5" draw:points="0,5 0,4 4,1 3,1 0,1 0,0 6,0 6,1 2,4 1,4 2,4 2,4 3,4 6,4 6,5">
            <text:p/>
          </draw:polygon>
          <draw:polygon draw:style-name="gr3" draw:text-style-name="P4" draw:layer="layout" svg:width="0.002cm" svg:height="0.006cm" svg:x="4.87cm" svg:y="2cm" svg:viewBox="0 0 3 7" draw:points="3,6 3,7 3,7 3,7 3,7 2,7 2,7 2,7 2,7 2,7 2,7 2,7 2,7 2,7 1,7 1,7 1,7 1,7 1,7 1,6 1,6 1,6 1,6 1,6 1,6 1,6 1,6 1,6 1,6 1,5 1,2 0,2 0,2 1,2 1,1 2,0 2,2 3,2 3,2 2,2 2,5 2,6 2,6 2,6 2,6 2,6 2,6 2,6 2,6 2,6 2,6 2,6 2,6 2,6 2,6 2,6 2,6 2,6 2,6 2,6 2,6 2,6">
            <text:p/>
          </draw:polygon>
          <draw:polygon draw:style-name="gr3" draw:text-style-name="P4" draw:layer="layout" svg:width="0.004cm" svg:height="0.006cm" svg:x="4.879cm" svg:y="2cm" svg:viewBox="0 0 5 7" draw:points="0,7 0,0 1,0 1,4 4,2 5,2 3,4 5,7 4,7 2,4 1,5 1,7">
            <text:p/>
          </draw:polygon>
          <draw:path draw:style-name="gr3" draw:text-style-name="P4" draw:layer="layout" svg:width="0cm" svg:height="0.006cm" svg:x="4.885cm" svg:y="2cm" svg:viewBox="0 0 1 7" svg:d="M0 1v-1h1v1zM0 7v-5h1v5z">
            <text:p/>
          </draw:path>
          <draw:polygon draw:style-name="gr3" draw:text-style-name="P4" draw:layer="layout" svg:width="0.003cm" svg:height="0.006cm" svg:x="4.892cm" svg:y="2cm" svg:viewBox="0 0 4 7" draw:points="1,7 1,3 0,3 0,2 1,2 1,1 1,1 1,1 1,1 1,1 1,1 1,1 1,1 1,1 1,1 1,1 1,0 1,0 1,0 2,0 2,0 2,0 2,0 2,0 2,0 2,0 2,0 3,0 3,0 3,0 3,0 4,0 4,0 4,1 4,1 3,1 3,1 3,1 3,1 3,1 3,1 3,1 3,1 3,1 2,1 2,1 2,1 2,1 2,1 2,1 2,1 2,1 2,1 2,1 2,1 2,1 2,1 2,1 2,1 2,1 2,2 2,2 3,2 3,3 2,3 2,7">
            <text:p/>
          </draw:polygon>
          <draw:path draw:style-name="gr3" draw:text-style-name="P4" draw:layer="layout" svg:width="0.005cm" svg:height="0.004cm" svg:x="4.896cm" svg:y="2.002cm" svg:viewBox="0 0 6 5" svg:d="M0 3v-1-1h1v-1h1 1 1 1v1h1v1 1 1h-1v1h-1-1-1-1v-1h-1zM1 3v1h1 1v1h1v-1h1v-1-1-1h-1-1-1-1v1z">
            <text:p/>
          </draw:path>
          <draw:path draw:style-name="gr3" draw:text-style-name="P4" draw:layer="layout" svg:width="0.005cm" svg:height="0.006cm" svg:x="4.902cm" svg:y="2.002cm" svg:viewBox="0 0 6 7" svg:d="M0 6h1 1 1 1 1v-1-1 1h-1-1-1-1v-1h-1v-1-1-1h1v-1h1 1 1 1v1-1h1v4 1 1h-1v1h-1-1-1-1v-1zM1 3v1h1 1 1 1v-1-1l-1-1h-1-1-1v1z">
            <text:p/>
          </draw:path>
          <draw:path draw:style-name="gr3" draw:text-style-name="P4" draw:layer="layout" svg:width="0.005cm" svg:height="0.004cm" svg:x="4.91cm" svg:y="2.002cm" svg:viewBox="0 0 6 5" svg:d="M0 3v-1-1h1v-1h1 1 1 1v1h1v1 1 1h-1v1h-1-1-1-1v-1h-1zM1 3v1h1 1v1h1v-1h1v-1-1-1h-1-1-1-1v1z">
            <text:p/>
          </draw:path>
          <draw:polygon draw:style-name="gr3" draw:text-style-name="P4" draw:layer="layout" svg:width="0.008cm" svg:height="0.004cm" svg:x="4.917cm" svg:y="2.002cm" svg:viewBox="0 0 9 5" draw:points="0,5 0,0 1,0 1,1 1,1 1,1 1,1 1,0 1,0 2,0 2,0 2,0 2,0 2,0 2,0 2,0 3,0 3,0 3,0 3,0 3,0 3,0 4,0 4,0 4,0 4,0 4,0 4,0 4,0 4,0 5,0 5,1 5,1 5,1 5,1 5,1 5,1 5,1 5,0 5,0 6,0 6,0 6,0 6,0 6,0 6,0 6,0 6,0 7,0 7,0 7,0 7,0 7,0 8,0 8,0 8,0 8,0 8,0 8,0 8,0 8,0 8,0 8,0 9,0 9,1 9,1 9,1 9,1 9,1 9,1 9,1 9,1 9,1 9,1 9,2 9,5 8,5 8,2 8,2 8,2 8,2 8,1 8,1 8,1 8,1 8,1 8,1 8,1 8,1 8,1 7,1 7,1 7,1 7,1 7,1 7,1 7,1 7,1 7,1 7,1 7,1 7,1 6,1 6,1 6,1 6,1 6,1 6,1 6,1 6,1 6,1 6,1 6,1 5,1 5,1 5,1 5,1 5,1 5,1 5,1 5,2 5,2 5,2 5,2 5,2 5,5 4,5 4,2 4,2 4,2 4,1 4,1 4,1 4,1 4,1 4,1 4,1 4,1 4,1 4,1 4,1 4,1 3,1 3,1 3,1 3,1 3,1 3,1 3,1 3,1 3,1 3,1 3,1 3,1 2,1 2,1 2,1 2,1 2,1 2,1 2,1 2,1 2,1 2,1 1,1 1,1 1,1 1,1 1,2 1,2 1,2 1,2 1,2 1,2 1,3 1,5">
            <text:p/>
          </draw:polygon>
          <draw:polygon draw:style-name="gr3" draw:text-style-name="P4" draw:layer="layout" svg:width="0.002cm" svg:height="0.006cm" svg:x="4.931cm" svg:y="2cm" svg:viewBox="0 0 3 7" draw:points="3,6 3,7 3,7 3,7 3,7 2,7 2,7 2,7 2,7 2,7 2,7 2,7 2,7 2,7 1,7 1,7 1,7 1,7 1,7 1,6 1,6 1,6 1,6 1,6 1,6 1,6 1,6 1,6 1,6 1,5 1,2 0,2 0,2 1,2 1,1 2,0 2,2 3,2 3,2 2,2 2,5 2,6 2,6 2,6 2,6 2,6 2,6 2,6 2,6 2,6 2,6 2,6 2,6 2,6 2,6 2,6 2,6 2,6 2,6 2,6 2,6 2,6">
            <text:p/>
          </draw:polygon>
          <draw:path draw:style-name="gr3" draw:text-style-name="P4" draw:layer="layout" svg:width="0.005cm" svg:height="0.004cm" svg:x="4.935cm" svg:y="2.002cm" svg:viewBox="0 0 6 5" svg:d="M5 4h1l-1 1h-1-1-1-1v-1h-1v-1-1-1h1v-1h1 1 1 1v1h1v1 1h-5v1h1 1v1h1v-1zM1 2h4v-1h-1-1-1-1z">
            <text:p/>
          </draw:path>
          <draw:polygon draw:style-name="gr3" draw:text-style-name="P4" draw:layer="layout" svg:width="0.004cm" svg:height="0.004cm" svg:x="4.942cm" svg:y="2.002cm" svg:viewBox="0 0 5 5" draw:points="0,5 0,0 1,0 1,1 1,1 1,1 1,1 1,0 2,0 2,0 2,0 2,0 2,0 2,0 2,0 2,0 3,0 3,0 3,0 3,0 3,0 3,0 4,0 4,0 4,0 4,0 4,0 4,0 4,0 4,0 5,0 5,0 5,0 5,0 5,1 5,1 5,1 5,1 5,1 5,1 5,1 5,1 5,1 5,1 5,1 5,1 5,2 5,2 5,2 5,5 4,5 4,2 4,2 4,2 4,2 4,2 4,1 4,1 4,1 4,1 4,1 4,1 4,1 4,1 4,1 4,1 4,1 4,1 3,1 3,1 3,1 3,1 3,1 3,1 3,1 3,1 3,1 2,1 2,1 2,1 2,1 2,1 2,1 2,1 2,1 1,1 1,1 1,1 1,1 1,1 1,2 1,2 1,2 1,2 1,2 1,5">
            <text:p/>
          </draw:polygon>
          <draw:polygon draw:style-name="gr3" draw:text-style-name="P4" draw:layer="layout" svg:width="0.004cm" svg:height="0.004cm" svg:x="4.949cm" svg:y="2.002cm" svg:viewBox="0 0 5 5" draw:points="0,5 0,0 1,0 1,1 1,1 1,1 1,1 1,0 2,0 2,0 2,0 2,0 2,0 2,0 2,0 2,0 3,0 3,0 3,0 3,0 3,0 3,0 4,0 4,0 4,0 4,0 4,0 4,0 4,0 4,0 5,0 5,0 5,0 5,0 5,1 5,1 5,1 5,1 5,1 5,1 5,1 5,1 5,1 5,1 5,1 5,1 5,2 5,2 5,2 5,5 4,5 4,2 4,2 4,2 4,2 4,2 4,1 4,1 4,1 4,1 4,1 4,1 4,1 4,1 4,1 4,1 4,1 4,1 3,1 3,1 3,1 3,1 3,1 3,1 3,1 3,1 3,1 2,1 2,1 2,1 2,1 2,1 2,1 2,1 2,1 1,1 1,1 1,1 1,1 1,1 1,2 1,2 1,2 1,2 1,2 1,5">
            <text:p/>
          </draw:polygon>
          <draw:path draw:style-name="gr3" draw:text-style-name="P4" draw:layer="layout" svg:width="0cm" svg:height="0.006cm" svg:x="4.956cm" svg:y="2cm" svg:viewBox="0 0 1 7" svg:d="M0 1v-1h1v1zM0 7v-5h1v5z">
            <text:p/>
          </draw:path>
          <draw:path draw:style-name="gr3" draw:text-style-name="P4" draw:layer="layout" svg:width="0.005cm" svg:height="0.004cm" svg:x="4.962cm" svg:y="2.002cm" svg:viewBox="0 0 6 5" svg:d="M5 5h-1-1-1-1-1v-1-1h1v-1h1 1 1 1v-1h-1-1-1-1v1h-1v-1h1v-1h1 1 1 1v1h1v1 1 1 1zM5 3h-1-1-1-1v1h1v1h1v-1h1 1z">
            <text:p/>
          </draw:path>
          <draw:polygon draw:style-name="gr3" draw:text-style-name="P4" draw:layer="layout" svg:width="0.003cm" svg:height="0.006cm" svg:x="4.972cm" svg:y="2cm" svg:viewBox="0 0 4 7" draw:points="1,7 1,3 0,3 0,2 1,2 1,1 1,1 1,1 1,1 1,1 1,1 1,1 1,1 1,1 1,1 1,1 1,0 1,0 1,0 2,0 2,0 2,0 2,0 2,0 2,0 2,0 2,0 3,0 3,0 3,0 3,0 4,0 4,0 4,1 4,1 3,1 3,1 3,1 3,1 3,1 3,1 3,1 3,1 3,1 2,1 2,1 2,1 2,1 2,1 2,1 2,1 2,1 2,1 2,1 2,1 2,1 2,1 2,1 2,1 2,1 2,2 2,2 3,2 3,3 2,3 2,7">
            <text:p/>
          </draw:polygon>
          <draw:path draw:style-name="gr3" draw:text-style-name="P4" draw:layer="layout" svg:width="0.005cm" svg:height="0.004cm" svg:x="4.977cm" svg:y="2.002cm" svg:viewBox="0 0 6 5" svg:d="M5 5h-1-1-1-1-1v-1-1h1v-1h1 1 1 1v-1h-1-1-1-1v1h-1v-1h1v-1h1 1 1 1v1h1v1 1 1 1zM5 3h-1-1-1-1v1h1v1h1v-1h1 1z">
            <text:p/>
          </draw:path>
          <draw:polygon draw:style-name="gr3" draw:text-style-name="P4" draw:layer="layout" svg:width="0cm" svg:height="0.006cm" svg:x="4.984cm" svg:y="2cm" svg:viewBox="0 0 1 7" draw:points="0,7 0,0 1,0 1,7">
            <text:p/>
          </draw:polygon>
          <draw:polygon draw:style-name="gr3" draw:text-style-name="P4" draw:layer="layout" svg:width="0.003cm" svg:height="0.004cm" svg:x="4.987cm" svg:y="2.002cm" svg:viewBox="0 0 4 5" draw:points="0,5 0,0 1,0 1,1 1,1 1,1 1,1 1,0 1,0 2,0 2,0 2,0 2,0 2,0 2,0 2,0 2,0 2,0 2,0 2,0 2,0 3,0 3,0 3,0 3,0 3,0 3,0 3,0 4,0 3,1 3,1 3,1 3,1 3,1 3,1 3,1 2,1 2,1 2,1 2,1 2,1 2,1 2,1 2,1 2,1 2,1 2,1 2,1 2,1 1,1 1,1 1,1 1,1 1,2 1,2 1,2 1,2 1,2 1,2 1,2 1,2 1,2 1,5">
            <text:p/>
          </draw:polygon>
          <draw:path draw:style-name="gr3" draw:text-style-name="P4" draw:layer="layout" svg:width="0.005cm" svg:height="0.004cm" svg:x="4.991cm" svg:y="2.002cm" svg:viewBox="0 0 6 5" svg:d="M5 5h-1-1-1-1-1v-1-1h1v-1h1 1 1 1v-1h-1-1-1-1v1h-1v-1h1v-1h1 1 1 1v1h1v1 1 1 1zM5 3h-1-1-1-1v1h1v1h1v-1h1 1z">
            <text:p/>
          </draw:path>
          <draw:polygon draw:style-name="gr3" draw:text-style-name="P4" draw:layer="layout" svg:width="0cm" svg:height="0cm" svg:x="4.999cm" svg:y="2.006cm" svg:viewBox="0 0 1 1" draw:points="0,1 0,0 1,0 1,1">
            <text:p/>
          </draw:polygon>
        </draw:g>
      </draw:page>
      <draw:page draw:name="page2" draw:style-name="dp1" draw:master-page-name="Default">
        <draw:frame draw:style-name="gr1" draw:text-style-name="P1" draw:layer="layout" svg:width="3cm" svg:height="3cm" svg:x="2cm" svg:y="2cm">
          <draw:image xlink:href="Pictures/100000000000020000000200929D07BE1765A303.jpg" xlink:type="simple" xlink:show="embed" xlink:actuate="onLoad" draw:mime-type="image/jpeg">
            <text:p/>
          </draw:image>
        </draw:frame>
        <draw:frame draw:style-name="gr1" draw:text-style-name="P1" draw:layer="layout" svg:width="3cm" svg:height="3cm" svg:x="5.2cm" svg:y="2cm">
          <draw:image xlink:href="Pictures/100000000000020000000200F30249353A165DEA.jpg" xlink:type="simple" xlink:show="embed" xlink:actuate="onLoad" draw:mime-type="image/jpeg">
            <text:p/>
          </draw:image>
        </draw:frame>
        <draw:frame draw:style-name="gr1" draw:text-style-name="P1" draw:layer="layout" svg:width="3cm" svg:height="3cm" svg:x="8.4cm" svg:y="2cm">
          <draw:image xlink:href="Pictures/1000000000000200000002008140DE6F1DC031DF.jpg" xlink:type="simple" xlink:show="embed" xlink:actuate="onLoad" draw:mime-type="image/jpeg">
            <text:p/>
          </draw:image>
        </draw:frame>
        <draw:frame draw:style-name="gr1" draw:text-style-name="P1" draw:layer="layout" svg:width="3cm" svg:height="3cm" svg:x="2cm" svg:y="6cm">
          <draw:image xlink:href="Pictures/100000000000020000000200246EE55FB7487B3B.jpg" xlink:type="simple" xlink:show="embed" xlink:actuate="onLoad" draw:mime-type="image/jpeg">
            <text:p/>
          </draw:image>
        </draw:frame>
        <draw:frame draw:style-name="gr1" draw:text-style-name="P1" draw:layer="layout" svg:width="3cm" svg:height="3cm" svg:x="5.2cm" svg:y="6cm">
          <draw:image xlink:href="Pictures/100000000000020000000200720EE6F0D1D71336.jpg" xlink:type="simple" xlink:show="embed" xlink:actuate="onLoad" draw:mime-type="image/jpeg">
            <text:p/>
          </draw:image>
        </draw:frame>
        <draw:frame draw:style-name="gr1" draw:text-style-name="P1" draw:layer="layout" svg:width="3cm" svg:height="3cm" svg:x="8.4cm" svg:y="6cm">
          <draw:image xlink:href="Pictures/1000000000000200000002007CBACC359B2E582D.jpg" xlink:type="simple" xlink:show="embed" xlink:actuate="onLoad" draw:mime-type="image/jpeg">
            <text:p/>
          </draw:image>
        </draw:frame>
        <draw:frame draw:style-name="gr2" draw:text-style-name="P3" draw:layer="layout" svg:width="3.033cm" svg:height="0.721cm" svg:x="1.966cm" svg:y="4.979cm">
          <draw:text-box>
            <text:p text:style-name="P2"><text:span text:style-name="T1">g=25</text:span></text:p>
          </draw:text-box>
        </draw:frame>
        <draw:frame draw:style-name="gr2" draw:text-style-name="P3" draw:layer="layout" svg:width="3.033cm" svg:height="0.721cm" svg:x="5.167cm" svg:y="4.979cm">
          <draw:text-box>
            <text:p text:style-name="P2"><text:span text:style-name="T1">g=50</text:span></text:p>
          </draw:text-box>
        </draw:frame>
        <draw:frame draw:style-name="gr2" draw:text-style-name="P3" draw:layer="layout" svg:width="3.033cm" svg:height="0.721cm" svg:x="8.4cm" svg:y="4.979cm">
          <draw:text-box>
            <text:p text:style-name="P2"><text:span text:style-name="T1">g=100</text:span></text:p>
          </draw:text-box>
        </draw:frame>
        <draw:frame draw:style-name="gr2" draw:text-style-name="P3" draw:layer="layout" svg:width="3.033cm" svg:height="0.721cm" svg:x="1.966cm" svg:y="9.045cm">
          <draw:text-box>
            <text:p text:style-name="P2"><text:span text:style-name="T1">g=200</text:span></text:p>
          </draw:text-box>
        </draw:frame>
        <draw:frame draw:style-name="gr2" draw:text-style-name="P3" draw:layer="layout" svg:width="3.033cm" svg:height="0.721cm" svg:x="5.167cm" svg:y="9.045cm">
          <draw:text-box>
            <text:p text:style-name="P2"><text:span text:style-name="T1">g=300</text:span></text:p>
          </draw:text-box>
        </draw:frame>
        <draw:frame draw:style-name="gr2" draw:text-style-name="P3" draw:layer="layout" svg:width="3.033cm" svg:height="0.721cm" svg:x="8.4cm" svg:y="9.045cm">
          <draw:text-box>
            <text:p text:style-name="P2"><text:span text:style-name="T1">g=400</text:span></text:p>
          </draw:text-box>
        </draw:frame>
      </draw:page>
      <draw:page draw:name="page3" draw:style-name="dp1" draw:master-page-name="Default">
        <draw:frame draw:style-name="gr4" draw:text-style-name="P1" draw:layer="layout" svg:width="4.5cm" svg:height="4.5cm" svg:x="2cm" svg:y="2cm">
          <draw:image xlink:href="Pictures/100000000000020000000200C36325A01287A743.png" xlink:type="simple" xlink:show="embed" xlink:actuate="onLoad" draw:mime-type="image/png">
            <text:p/>
          </draw:image>
        </draw:frame>
        <draw:frame draw:style-name="gr4" draw:text-style-name="P1" draw:layer="layout" svg:width="4.5cm" svg:height="4.5cm" svg:x="6.7cm" svg:y="2cm">
          <draw:image xlink:href="Pictures/100000000000020000000200AEB045AA79E5BAB1.bmp" xlink:type="simple" xlink:show="embed" xlink:actuate="onLoad" draw:mime-type="image/bmp">
            <text:p/>
          </draw:image>
        </draw:frame>
        <draw:frame draw:style-name="gr2" draw:text-style-name="P5" draw:layer="layout" svg:width="4.5cm" svg:height="0.721cm" svg:x="2.033cm" svg:y="6.533cm">
          <draw:text-box>
            <text:p text:style-name="P2"><text:span text:style-name="T1">(a)</text:span></text:p>
          </draw:text-box>
        </draw:frame>
        <draw:frame draw:style-name="gr2" draw:text-style-name="P5" draw:layer="layout" svg:width="4.5cm" svg:height="0.721cm" svg:x="6.7cm" svg:y="6.612cm">
          <draw:text-box>
            <text:p text:style-name="P2"><text:span text:style-name="T1">(b)</text:span></text:p>
          </draw:text-box>
        </draw:frame>
      </draw:page>
      <draw:page draw:name="page4" draw:style-name="dp1" draw:master-page-name="Default">
        <draw:frame draw:style-name="gr4" draw:text-style-name="P1" draw:layer="layout" svg:width="4.5cm" svg:height="4.5cm" svg:x="2cm" svg:y="2cm">
          <draw:image xlink:href="Pictures/100000000000020000000200C36325A01287A743.png" xlink:type="simple" xlink:show="embed" xlink:actuate="onLoad" draw:mime-type="image/png">
            <text:p/>
          </draw:image>
        </draw:frame>
        <draw:frame draw:style-name="gr4" draw:text-style-name="P1" draw:layer="layout" svg:width="4.5cm" svg:height="4.5cm" svg:x="6.7cm" svg:y="2cm">
          <draw:image xlink:href="Pictures/10000000000002000000020022941A7C04E7EB8C.jpg" xlink:type="simple" xlink:show="embed" xlink:actuate="onLoad" draw:mime-type="image/jpeg">
            <text:p/>
          </draw:image>
        </draw:frame>
        <draw:frame draw:style-name="gr2" draw:text-style-name="P5" draw:layer="layout" svg:width="4.5cm" svg:height="0.721cm" svg:x="2.033cm" svg:y="6.533cm">
          <draw:text-box>
            <text:p text:style-name="P2"><text:span text:style-name="T1">(a)</text:span></text:p>
          </draw:text-box>
        </draw:frame>
        <draw:frame draw:style-name="gr2" draw:text-style-name="P5" draw:layer="layout" svg:width="4.5cm" svg:height="0.721cm" svg:x="6.7cm" svg:y="6.612cm">
          <draw:text-box>
            <text:p text:style-name="P2"><text:span text:style-name="T1">(b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adornments="Blac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Unifont" svg:font-family="Unifont" style:font-family-generic="system" style:font-pitch="variable"/>
    <style:font-face style:name="Verdana" svg:font-family="Verdan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26T21:54:54.620880345</meta:creation-date>
    <dc:date>2022-09-29T22:45:01.850590457</dc:date>
    <meta:editing-duration>PT16M47S</meta:editing-duration>
    <meta:editing-cycles>7</meta:editing-cycles>
    <meta:generator>LibreOffice/7.3.6.2$Linux_X86_64 LibreOffice_project/30$Build-2</meta:generator>
    <meta:document-statistic meta:object-count="55"/>
  </office:meta>
</office:document-meta>
</file>